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is@msis:~$ sudo git cone ^[[200~</text:p>
      <text:p text:style-name="Standard">[sudo] password for msis: </text:p>
      <text:p text:style-name="Standard">Sorry, try again.</text:p>
      <text:p text:style-name="Standard">[sudo] password for msis: </text:p>
      <text:p text:style-name="Standard">git: 'cone' is not a git command. See 'git --help'.</text:p>
      <text:p text:style-name="Standard"/>
      <text:p text:style-name="Standard">The most similar command is</text:p>
      <text:p text:style-name="Standard"><text:tab/>clone</text:p>
      <text:p text:style-name="Standard">msis@msis:~$ sudo git clone https://github.com/sreepathysois/basic-php-website-book-album.git</text:p>
      <text:p text:style-name="Standard">Cloning into 'basic-php-website-book-album'...</text:p>
      <text:p text:style-name="Standard">remote: Enumerating objects: 146, done.</text:p>
      <text:p text:style-name="Standard">remote: Counting objects: 100% (42/42), done.</text:p>
      <text:p text:style-name="Standard">remote: Compressing objects: 100% (19/19), done.</text:p>
      <text:p text:style-name="Standard">remote: Total 146 (delta 30), reused 23 (delta 23), pack-reused 104 (from 2)</text:p>
      <text:p text:style-name="Standard">Receiving objects: 100% (146/146), 450.54 KiB | 1.81 MiB/s, done.</text:p>
      <text:p text:style-name="Standard">Resolving deltas: 100% (59/59), done.</text:p>
      <text:p text:style-name="Standard">msis@msis:~$ ls</text:p>
      <text:p text:style-name="Standard">a.save <text:s text:c="23"/>cafestatic <text:s/>file <text:s text:c="7"/>Pictures <text:s/>Templates</text:p>
      <text:p text:style-name="Standard">basic-php-website <text:s text:c="12"/>Desktop <text:s text:c="4"/>lab <text:s text:c="8"/>preetha <text:s text:c="2"/>Videos</text:p>
      <text:p text:style-name="Standard">basic-php-website-book-album <text:s/>Documents <text:s text:c="2"/>Music <text:s text:c="6"/>Public <text:s text:c="3"/>ye</text:p>
      <text:p text:style-name="Standard">cafeapp <text:s text:c="22"/>Downloads <text:s text:c="2"/>MyMavenApp <text:s/>snap</text:p>
      <text:p text:style-name="Standard">msis@msis:~$ cd basic-php-website-book-album/</text:p>
      <text:p text:style-name="Standard">msis@msis:~/basic-php-website-book-album$ ls</text:p>
      <text:p text:style-name="Standard">000-default.conf <text:s text:c="10"/>css <text:s text:c="9"/>inc <text:s text:c="15"/>README.md</text:p>
      <text:p text:style-name="Standard">bookalbum_deployment.yaml <text:s/>details.php <text:s/>index.php <text:s text:c="9"/>suggest.php</text:p>
      <text:p text:style-name="Standard">bookalbum_service.yaml <text:s text:c="4"/>Dockerfile <text:s text:c="2"/>jenkins_deploy.sh</text:p>
      <text:p text:style-name="Standard">catalog.php <text:s text:c="15"/>img <text:s text:c="9"/>Old_Dockerfile</text:p>
      <text:p text:style-name="Standard">msis@msis:~/basic-php-website-book-album$ sudo apt-get install php libapache2-mod-php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php is already the newest version (2:8.1+92ubuntu1).</text:p>
      <text:p text:style-name="Standard">The following NEW packages will be installed:</text:p>
      <text:p text:style-name="Standard"><text:s text:c="2"/>libapache2-mod-php</text:p>
      <text:p text:style-name="Standard">0 upgraded, 1 newly installed, 0 to remove and 49 not upgraded.</text:p>
      <text:p text:style-name="Standard">Need to get 2,898 B of archives.</text:p>
      <text:p text:style-name="Standard">After this operation, 18.4 kB of additional disk space will be used.</text:p>
      <text:p text:style-name="Standard">Do you want to continue? [Y/n] Y</text:p>
      <text:p text:style-name="Standard">Get:1 http://in.archive.ubuntu.com/ubuntu jammy/main amd64 libapache2-mod-php all 2:8.1+92ubuntu1 [2,898 B]</text:p>
      <text:p text:style-name="Standard">Fetched 2,898 B in 1s (3,753 B/s) <text:s text:c="23"/></text:p>
      <text:p text:style-name="Standard">Selecting previously unselected package libapache2-mod-php.</text:p>
      <text:p text:style-name="Standard">(Reading database ... 217838 files and directories currently installed.)</text:p>
      <text:p text:style-name="Standard">Preparing to unpack .../libapache2-mod-php_2%3a8.1+92ubuntu1_all.deb ...</text:p>
      <text:p text:style-name="Standard">Unpacking libapache2-mod-php (2:8.1+92ubuntu1) ...</text:p>
      <text:p text:style-name="Standard">Setting up libapache2-mod-php (2:8.1+92ubuntu1) ...</text:p>
      <text:p text:style-name="Standard">msis@msis:~/basic-php-website-book-album$ sudo mkdir /var/www/html/bookalbum</text:p>
      <text:p text:style-name="Standard">msis@msis:~/basic-php-website-book-album$ ls</text:p>
      <text:p text:style-name="Standard">000-default.conf <text:s text:c="10"/>bookalbum_service.yaml <text:s/>css <text:s text:c="9"/>Dockerfile <text:s/>inc <text:s text:c="7"/>jenkins_deploy.sh <text:s/>README.md</text:p>
      <text:p text:style-name="Standard">bookalbum_deployment.yaml <text:s/>catalog.php <text:s text:c="12"/>details.php <text:s/>img <text:s text:c="8"/>index.php <text:s/>Old_Dockerfile <text:s text:c="4"/>suggest.php</text:p>
      <text:p text:style-name="Standard"><text:soft-page-break/>msis@msis:~/basic-php-website-book-album$ ls</text:p>
      <text:p text:style-name="Standard">000-default.conf <text:s text:c="10"/>bookalbum_service.yaml <text:s/>css <text:s text:c="9"/>Dockerfile <text:s/>inc <text:s text:c="7"/>jenkins_deploy.sh <text:s/>README.md</text:p>
      <text:p text:style-name="Standard">bookalbum_deployment.yaml <text:s/>catalog.php <text:s text:c="12"/>details.php <text:s/>img <text:s text:c="8"/>index.php <text:s/>Old_Dockerfile <text:s text:c="4"/>suggest.php</text:p>
      <text:p text:style-name="Standard">msis@msis:~/basic-php-website-book-album$ la</text:p>
      <text:p text:style-name="Standard">000-default.conf <text:s text:c="10"/>bookalbum_service.yaml <text:s/>css <text:s text:c="9"/>Dockerfile <text:s/>.git <text:s/>inc <text:s text:c="7"/>jenkins_deploy.sh <text:s/>README.md <text:s text:c="3"/>.vscode</text:p>
      <text:p text:style-name="Standard">bookalbum_deployment.yaml <text:s/>catalog.php <text:s text:c="12"/>details.php <text:s/>.DS_Store <text:s text:c="2"/>img <text:s text:c="2"/>index.php <text:s/>Old_Dockerfile <text:s text:c="4"/>suggest.php</text:p>
      <text:p text:style-name="Standard">msis@msis:~/basic-php-website-book-album$ sudo cp -rf * /var/www/html/bookalbum/.</text:p>
      <text:p text:style-name="Standard">msis@msis:~/basic-php-website-book-album$ cd /var/www/html/bookalbum/</text:p>
      <text:p text:style-name="Standard">msis@msis:/var/www/html/bookalbum$ ls</text:p>
      <text:p text:style-name="Standard">000-default.conf <text:s text:c="10"/>bookalbum_service.yaml <text:s/>css <text:s text:c="9"/>Dockerfile <text:s/>inc <text:s text:c="7"/>jenkins_deploy.sh <text:s/>README.md</text:p>
      <text:p text:style-name="Standard">bookalbum_deployment.yaml <text:s/>catalog.php <text:s text:c="12"/>details.php <text:s/>img <text:s text:c="8"/>index.php <text:s/>Old_Dockerfile <text:s text:c="4"/>suggest.php</text:p>
      <text:p text:style-name="Standard">msis@msis:/var/www/html/bookalbum$ sudo cp <text:s/>/etc/apache2/sites-available/cafeapp.conf /etc/apache2/sites-availables/bookalbum.com</text:p>
      <text:p text:style-name="Standard">cp: cannot create regular file '/etc/apache2/sites-availables/bookalbum.com': No such file or directory</text:p>
      <text:p text:style-name="Standard">msis@msis:/var/www/html/bookalbum$ sudo cp <text:s/>/etc/apache2/sites-available/cafeapp.conf /etc/apache2/sites-available/bookalbum.com</text:p>
      <text:p text:style-name="Standard">msis@msis:/var/www/html/bookalbum$ sudo nano /etc/apache2/site-available/bookalbum.conf</text:p>
      <text:p text:style-name="Standard">msis@msis:/var/www/html/bookalbum$ sudo nano /etc/apache2/sites-available/bookalbum.conf</text:p>
      <text:p text:style-name="Standard">msis@msis:/var/www/html/bookalbum$ sudo a2ensite bookalbum.conf </text:p>
      <text:p text:style-name="Standard">ERROR: Site bookalbum does not exist!</text:p>
      <text:p text:style-name="Standard">msis@msis:/var/www/html/bookalbum$ sudo a2ensite bookalbum.conf</text:p>
      <text:p text:style-name="Standard">ERROR: Site bookalbum does not exist!</text:p>
      <text:p text:style-name="Standard">msis@msis:/var/www/html/bookalbum$ sudo a2ensite cafeapp.conf</text:p>
      <text:p text:style-name="Standard">Site cafeapp already enabled</text:p>
      <text:p text:style-name="Standard">msis@msis:/var/www/html/bookalbum$ sudo a2ensite bookalbum.conf</text:p>
      <text:p text:style-name="Standard">ERROR: Site bookalbum does not exist!</text:p>
      <text:p text:style-name="Standard">msis@msis:/var/www/html/bookalbum$ ls</text:p>
      <text:p text:style-name="Standard">000-default.conf <text:s text:c="10"/>bookalbum_service.yaml <text:s/>css <text:s text:c="9"/>Dockerfile <text:s/>inc <text:s text:c="7"/>jenkins_deploy.sh <text:s/>README.md</text:p>
      <text:p text:style-name="Standard">bookalbum_deployment.yaml <text:s/>catalog.php <text:s text:c="12"/>details.php <text:s/>img <text:s text:c="8"/>index.php <text:s/>Old_Dockerfile <text:s text:c="4"/>suggest.php</text:p>
      <text:p text:style-name="Standard">msis@msis:/var/www/html/bookalbum$ sudo cp <text:s/>/etc/apache2/sites-available/cafeapp.conf /etc/apache2/sites-available/bookalbum.conf</text:p>
      <text:p text:style-name="Standard">msis@msis:/var/www/html/bookalbum$ sudo a2ensite bookalbum.conf</text:p>
      <text:p text:style-name="Standard">Enabling site bookalbum.</text:p>
      <text:p text:style-name="Standard">To activate the new configuration, you need to run:</text:p>
      <text:p text:style-name="Standard"><text:s text:c="2"/>systemctl reload apache2</text:p>
      <text:p text:style-name="Standard">msis@msis:/var/www/html/bookalbum$ sudo systemctl restart apache2</text:p>
      <text:p text:style-name="Standard">msis@msis:/var/www/html/bookalbum$ sudo nano /etc/hosts</text:p>
      <text:p text:style-name="Standard">msis@msis:/var/www/html/bookalbum$ ip a</text:p>
      <text:p text:style-name="Standard">1: lo: &lt;LOOPBACK,UP,LOWER_UP&gt; mtu 65536 qdisc noqueue state UNKNOWN group default qlen 1000</text:p>
      <text:p text:style-name="Standard"><text:s text:c="4"/>link/loopback 00:00:00:00:00:00 brd 00:00:00:00:00:00</text:p>
      <text:p text:style-name="Standard"><text:s text:c="4"/>inet 127.0.0.1/8 scope host lo</text:p>
      <text:p text:style-name="Standard"><text:s text:c="7"/>valid_lft forever preferred_lft forever</text:p>
      <text:p text:style-name="Standard"><text:soft-page-break/><text:s text:c="4"/>inet6 ::1/128 scope host </text:p>
      <text:p text:style-name="Standard"><text:s text:c="7"/>valid_lft forever preferred_lft forever</text:p>
      <text:p text:style-name="Standard">2: enp2s0: &lt;BROADCAST,MULTICAST,UP,LOWER_UP&gt; mtu 1500 qdisc fq_codel state UP group default qlen 1000</text:p>
      <text:p text:style-name="Standard"><text:s text:c="4"/>link/ether 98:ee:cb:88:9e:af brd ff:ff:ff:ff:ff:ff</text:p>
      <text:p text:style-name="Standard"><text:s text:c="4"/>inet 172.16.51.23/24 brd 172.16.51.255 scope global dynamic noprefixroute enp2s0</text:p>
      <text:p text:style-name="Standard"><text:s text:c="7"/>valid_lft 235sec preferred_lft 235sec</text:p>
      <text:p text:style-name="Standard"><text:s text:c="4"/>inet6 fe80::f926:47f3:3134:e58f/64 scope link noprefixroute </text:p>
      <text:p text:style-name="Standard"><text:s text:c="7"/>valid_lft forever preferred_lft forever</text:p>
      <text:p text:style-name="Standard">3: docker0: &lt;NO-CARRIER,BROADCAST,MULTICAST,UP&gt; mtu 1500 qdisc noqueue state DOWN group default </text:p>
      <text:p text:style-name="Standard"><text:s text:c="4"/>link/ether 02:42:6c:2a:64:03 brd ff:ff:ff:ff:ff:ff</text:p>
      <text:p text:style-name="Standard"><text:s text:c="4"/>inet 172.17.0.1/16 brd 172.17.255.255 scope global docker0</text:p>
      <text:p text:style-name="Standard"><text:s text:c="7"/>valid_lft forever preferred_lft forever</text:p>
      <text:p text:style-name="Standard">msis@msis:/var/www/html/bookalbum$ sudo nano /etc/hosts</text:p>
      <text:p text:style-name="Standard">msis@msis:/var/www/html/bookalbum$ sudo systemctl restart apache2</text:p>
      <text:p text:style-name="Standard">msis@msis:/var/www/html/bookalbum$ sudo nano /etc/hosts</text:p>
      <text:p text:style-name="Standard">msis@msis:/var/www/html/bookalbum$ sudo systemctl restart apache2</text:p>
      <text:p text:style-name="Standard">msis@msis:/var/www/html/bookalbum$ sudo nano /etc/hosts</text:p>
      <text:p text:style-name="Standard">msis@msis:/var/www/html/bookalbum$ sudo nano /etc/hosts</text:p>
      <text:p text:style-name="Standard">msis@msis:/var/www/html/bookalbum$ sudo nano /etc/apache2/sites-available/cafeapp.conf</text:p>
      <text:p text:style-name="Standard">msis@msis:/var/www/html/bookalbum$ sudo nano /etc/apache2/sites-available/bookalbum.conf</text:p>
      <text:p text:style-name="Standard">msis@msis:/var/www/html/bookalbum$ sudo systemctl restart apache2</text:p>
      <text:p text:style-name="Standard">msis@msis:/var/www/html/bookalbum$ sudo nano /etc/hosts</text:p>
      <text:p text:style-name="Standard">msis@msis:/var/www/html/bookalbum$ sudo nano /etc/hosts</text:p>
      <text:p text:style-name="Standard">msis@msis:/var/www/html/bookalbum$ sudo nano /etc/apache2/sites-available/cafeapp.conf</text:p>
      <text:p text:style-name="Standard">msis@msis:/var/www/html/bookalbum$ sudo nano /etc/apache2/sites-available/bookalbum.conf</text:p>
      <text:p text:style-name="Standard">msis@msis:/var/www/html/bookalbum$ sudo systemctl restart apache2</text:p>
      <text:p text:style-name="Standard">msis@msis:/var/www/html/bookalbum$ sudo nano /etc/hosts</text:p>
      <text:p text:style-name="Standard">msis@msis:/var/www/html/bookalbum$ sudo nano /etc/apache2/sites-available/bookalbum.conf</text:p>
      <text:p text:style-name="Standard">msis@msis:/var/www/html/bookalbum$ sudo nano /etc/apache2/sites-available/cafeapp.conf</text:p>
      <text:p text:style-name="Standard">msis@msis:/var/www/html/bookalbum$ sudo systemctl restart apache2</text:p>
      <text:p text:style-name="Standard">msis@msis:/var/www/html/bookalbum$ sudo nano /etc/apache2/sites-available/bookalbum.conf</text:p>
      <text:p text:style-name="Standard">msis@msis:/var/www/html/bookalbum$ sudo systemctl restart apache2</text:p>
      <text:p text:style-name="Standard">msis@msis:/var/www/html/bookalbum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5:05:58.629315291</meta:creation-date>
    <dc:date>2025-01-10T15:06:55.395223881</dc:date>
    <meta:editing-duration>PT1M3S</meta:editing-duration>
    <meta:editing-cycles>1</meta:editing-cycles>
    <meta:document-statistic meta:table-count="0" meta:image-count="0" meta:object-count="0" meta:page-count="3" meta:paragraph-count="120" meta:word-count="626" meta:character-count="7581" meta:non-whitespace-character-count="6520"/>
    <meta:generator>LibreOffice/7.3.7.2$Linux_X86_64 LibreOffice_project/30$Build-2</meta:generator>
  </office:meta>
</office:document-meta>
</file>